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17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1cm"/>
      <style:paragraph-properties style:writing-mode="lr-tb"/>
    </style:style>
    <style:style style:name="gr6" style:family="graphic" style:parent-style-name="standard">
      <style:graphic-properties svg:stroke-color="#ff4000" draw:fill-color="#ff4000" draw:textarea-horizontal-align="justify" draw:textarea-vertical-align="middle" draw:auto-grow-height="false" fo:min-height="1.35cm" fo:min-width="18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5cm" fo:min-width="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cm" svg:height="1.8cm" svg:x="8.4cm" svg:y="1.5cm">
          <draw:text-box>
            <text:p>Plan LDVEH</text:p>
          </draw:text-box>
        </draw:frame>
        <draw:custom-shape draw:style-name="gr2" draw:text-style-name="P2" draw:layer="layout" svg:width="18cm" svg:height="2.4cm" svg:x="1.7cm" svg:y="3cm">
          <text:p text:style-name="P2">Introduction/Règles/Système du jeu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.4cm" svg:x="2cm" svg:y="5.9cm">
          <text:p text:style-name="P2">Système de donjon</text:p>
          <text:p text:style-name="P2">(Étages/Boss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.9cm" svg:x="1.7cm" svg:y="8.5cm">
          <text:p text:style-name="P2">Choix pour </text:p>
          <text:p text:style-name="P2">monter/descendre/perdr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.9cm" svg:x="1.7cm" svg:y="11.6cm">
          <text:p text:style-name="P2">Inventaire/Obje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.9cm" svg:x="1cm" svg:y="17cm">
          <text:p text:style-name="P2">Jouer la parti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.9cm" svg:x="12.6cm" svg:y="17cm">
          <text:p text:style-name="P2">Voir le graph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.4cm" svg:x="12.6cm" svg:y="5.9cm">
          <text:p text:style-name="P2">Réaliser le graph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cm" svg:height="2.4cm" svg:x="12cm" svg:y="8.5cm">
          <text:p text:style-name="P2">Calculer la difficulté du jeux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1.6cm" svg:x="1cm" svg:y="15.2cm">
          <text:p text:style-name="P2">Start du programm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2.2cm" svg:x="8.7cm" svg:y="17.3cm">
          <text:p text:style-name="P2">O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0:03:42.000509635</meta:creation-date>
    <dc:date>2022-01-11T10:21:28.413506347</dc:date>
    <meta:editing-duration>PT7M9S</meta:editing-duration>
    <meta:editing-cycles>1</meta:editing-cycles>
    <meta:document-statistic meta:object-count="11"/>
    <meta:generator>LibreOffice/6.4.7.2$Linux_X86_64 LibreOffice_project/40$Build-2</meta:generator>
  </office:meta>
</office:document-meta>
</file>